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7F8000005507D2B1BD7.jpg"/>
  <manifest:file-entry manifest:media-type="image/png" manifest:full-path="Pictures/10000201000001C70000005F6E8EE80D.png"/>
  <manifest:file-entry manifest:media-type="image/png" manifest:full-path="Pictures/100002010000079C0000013CB2CE594E.png"/>
  <manifest:file-entry manifest:media-type="image/png" manifest:full-path="Pictures/10000201000001C20000012CE6E85648.png"/>
  <manifest:file-entry manifest:media-type="image/png" manifest:full-path="Pictures/10000201000001C20000012C9CA55A3C.png"/>
  <manifest:file-entry manifest:media-type="image/png" manifest:full-path="Pictures/10000201000000B0000000B0A0A218FB.png"/>
  <manifest:file-entry manifest:media-type="image/png" manifest:full-path="Pictures/100002010000058100000100AF2C9616.png"/>
  <manifest:file-entry manifest:media-type="image/png" manifest:full-path="Pictures/100002010000066C000003C8A79277E2.png"/>
  <manifest:file-entry manifest:media-type="image/png" manifest:full-path="Pictures/10000000000003F300000150C6678E0C.png"/>
  <manifest:file-entry manifest:media-type="image/png" manifest:full-path="Pictures/10000201000000A0000000A03DE776EB.png"/>
  <manifest:file-entry manifest:media-type="image/png" manifest:full-path="Pictures/100002010000044F000000D886AF646E.png"/>
  <manifest:file-entry manifest:media-type="image/png" manifest:full-path="Pictures/10000201000005DC000000BC931B815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57cm, 0cm, 1.818cm, 0.188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000000" draw:opacity="48%" draw:textarea-vertical-align="middle" draw:auto-grow-height="false" fo:min-height="0cm" fo:min-width="0cm" fo:padding-top="0.198cm" fo:padding-bottom="0.198cm" fo:padding-left="0.198cm" fo:padding-right="0.198cm" fo:wrap-option="wrap"/>
    </style:style>
    <style:style style:name="gr3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98cm" fo:padding-bottom="0.198cm" fo:padding-left="0.198cm" fo:padding-right="0.198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5">
      <style:graphic-properties draw:stroke="none" svg:stroke-width="0.035cm" draw:stroke-linejoin="miter" draw:fill="none" draw:textarea-vertical-align="top" draw:auto-grow-height="false" draw:fit-to-size="false" fo:min-height="0cm" fo:min-width="0cm" fo:padding-top="0.198cm" fo:padding-bottom="0.198cm" fo:padding-left="0.198cm" fo:padding-right="0.198cm" fo:wrap-option="wrap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5">
      <style:graphic-properties draw:stroke="none" svg:stroke-width="0.035cm" draw:stroke-linejoin="miter" draw:fill="none" draw:textarea-vertical-align="top" draw:auto-grow-height="false" draw:fit-to-size="false" fo:min-height="0cm" fo:min-width="0cm" fo:padding-top="0.198cm" fo:padding-bottom="0.198cm" fo:padding-left="0.198cm" fo:padding-right="0.198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top" draw:auto-grow-height="false" draw:fit-to-size="false" fo:min-height="0cm" fo:min-width="0cm" fo:padding-top="0.198cm" fo:padding-bottom="0.198cm" fo:padding-left="0.198cm" fo:padding-right="0.198cm" fo:wrap-option="wrap"/>
    </style:style>
    <style:style style:name="gr10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cm, 0.06cm, 0.04cm, 0.06cm)" draw:image-opacity="100%" style:mirror="none"/>
    </style:style>
    <style:style style:name="gr11" style:family="graphic" style:parent-style-name="standard" style:list-style-name="L5">
      <style:graphic-properties draw:stroke="none" svg:stroke-width="0.035cm" draw:stroke-linejoin="miter" draw:fill="none" draw:textarea-vertical-align="top" draw:auto-grow-height="false" draw:fit-to-size="false" fo:min-height="0cm" fo:min-width="0cm" fo:padding-top="0.198cm" fo:padding-bottom="0.198cm" fo:padding-left="0.198cm" fo:padding-right="0.198cm" fo:wrap-option="wrap"/>
    </style:style>
    <style:style style:name="gr12" style:family="graphic" style:parent-style-name="standard">
      <style:graphic-properties draw:stroke="none" svg:stroke-width="0.035cm" draw:stroke-linejoin="miter" draw:fill="none" draw:textarea-vertical-align="top" draw:auto-grow-height="true" fo:min-height="0cm" fo:min-width="0cm" fo:padding-top="0.141cm" fo:padding-bottom="0.141cm" fo:padding-left="0.141cm" fo:padding-right="0.141cm" fo:wrap-option="wrap"/>
    </style:style>
    <style:style style:name="gr13" style:family="graphic" style:parent-style-name="standard">
      <style:graphic-properties draw:stroke="none" svg:stroke-width="0.035cm" draw:stroke-linejoin="miter" draw:fill="none" draw:textarea-vertical-align="middle" draw:auto-grow-height="true" fo:min-height="0cm" fo:min-width="0cm" fo:padding-top="0.141cm" fo:padding-bottom="0.141cm" fo:padding-left="0.141cm" fo:padding-right="0.141cm" fo:wrap-option="wrap"/>
    </style:style>
    <style:style style:name="gr14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92cm, 7.267cm, 0cm, 7.267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_20_1-notes">
      <style:graphic-properties draw:fill-color="#ffffff" draw:auto-grow-height="true" fo:min-height="13.364cm"/>
    </style:style>
    <style:style style:name="pr3" style:family="presentation" style:parent-style-name="Default_20_1-notes">
      <style:graphic-properties draw:fill-color="#ffffff" fo:min-height="13.364cm"/>
    </style:style>
    <style:style style:name="pr4" style:family="presentation" style:parent-style-name="Default_20_2-outline1">
      <style:graphic-properties draw:stroke="none" svg:stroke-width="0.035cm" draw:stroke-linejoin="miter" draw:fill="none" draw:textarea-vertical-align="top" draw:auto-grow-height="false" fo:min-height="25.146cm" fo:padding-top="0.141cm" fo:padding-bottom="0.141cm" fo:padding-left="0.141cm" fo:padding-right="0.141cm" fo:wrap-option="wrap"/>
    </style:style>
    <style:style style:name="pr5" style:family="presentation" style:parent-style-name="Default_20_2-notes">
      <style:graphic-properties draw:fill-color="#ffffff" draw:auto-grow-height="true" fo:min-height="13.364cm"/>
    </style:style>
    <style:style style:name="pr6" style:family="presentation" style:parent-style-name="Default_20_2-outline1">
      <style:graphic-properties draw:stroke="none" svg:stroke-width="0.035cm" draw:stroke-linejoin="miter" draw:fill="none" draw:textarea-vertical-align="top" draw:auto-grow-height="false" fo:min-height="25.146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fill-color="#ffffff" fo:min-height="13.364cm"/>
    </style:style>
    <style:style style:name="pr8" style:family="presentation" style:parent-style-name="Default_20_3-notes">
      <style:graphic-properties draw:fill-color="#ffffff" fo:min-height="13.364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4" style:family="paragraph">
      <style:paragraph-properties style:font-independent-line-spacing="true"/>
      <style:text-properties fo:color="#ffffff" fo:font-family="Arial" style:font-style-name="Italic" style:font-family-generic="swiss" style:font-pitch="variable"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font-family="Arial" style:font-style-name="Italic" style:font-family-generic="swiss" style:font-pitch="variable" fo:font-size="18pt" fo:hyphenate="false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/>
      <style:text-properties fo:color="#0084d1" fo:font-family="Arial" style:font-style-name="Italic" style:font-family-generic="swiss" style:font-pitch="variable" fo:font-size="18pt" fo:hyphenate="false"/>
    </style:style>
    <style:style style:name="P9" style:family="paragraph">
      <style:paragraph-properties fo:margin-left="0cm" fo:margin-right="0cm" fo:margin-top="1.588cm" fo:margin-bottom="0cm" fo:line-height="100%" fo:text-align="start" fo:text-indent="0cm" style:writing-mode="lr-tb"/>
      <style:text-properties fo:hyphenate="false"/>
    </style:style>
    <style:style style:name="P10" style:family="paragraph">
      <style:paragraph-properties style:font-independent-line-spacing="true"/>
      <style:text-properties fo:color="#0084d1" fo:font-family="Arial" style:font-style-name="Italic" style:font-family-generic="swiss" style:font-pitch="variable" fo:font-size="18pt"/>
    </style:style>
    <style:style style:name="P11" style:family="paragraph">
      <style:paragraph-properties fo:margin-left="0cm" fo:margin-right="0cm" fo:margin-top="2.223cm" fo:margin-bottom="0cm" fo:line-height="100%" fo:text-align="center" fo:text-indent="0cm" style:writing-mode="lr-tb"/>
      <style:text-properties fo:hyphenate="false"/>
    </style:style>
    <style:style style:name="P12" style:family="paragraph">
      <style:paragraph-properties fo:text-align="center" style:font-independent-line-spacing="true"/>
      <style:text-properties fo:color="#0084d1" fo:font-family="Arial" style:font-style-name="Italic" style:font-family-generic="swiss" style:font-pitch="variable" fo:font-size="18pt"/>
    </style:style>
    <style:style style:name="T1" style:family="text">
      <style:text-properties fo:color="#ffffff" style:text-line-through-style="none" fo:font-family="Arial" style:font-style-name="Italic" style:font-family-generic="swiss" style:font-pitch="variable" fo:font-size="145.5pt" fo:letter-spacing="normal" fo:font-style="normal" style:text-underline-style="none" fo:font-weight="normal" style:font-family-asian="'Open Sans Light'" style:font-size-asian="145.5pt" style:font-style-asian="normal" style:font-weight-asian="normal" style:font-family-complex="'Open Sans Light'" style:font-size-complex="145.5pt" style:font-style-complex="normal" style:font-weight-complex="normal"/>
    </style:style>
    <style:style style:name="T2" style:family="text">
      <style:text-properties fo:color="#ffffff" style:text-line-through-style="none" fo:font-family="Arial" style:font-style-name="Italic" style:font-family-generic="swiss" style:font-pitch="variable" fo:font-size="42pt" fo:letter-spacing="normal" fo:font-style="normal" style:text-underline-style="none" fo:font-weight="normal" style:font-family-asian="'Open Sans SemiBold'" style:font-size-asian="42pt" style:font-style-asian="normal" style:font-weight-asian="normal" style:font-family-complex="'Open Sans SemiBold'" style:font-size-complex="42pt" style:font-style-complex="normal" style:font-weight-complex="normal"/>
    </style:style>
    <style:style style:name="T3" style:family="text">
      <style:text-properties fo:color="#000000" style:text-line-through-style="none" fo:font-family="Arial" style:font-style-name="Italic" style:font-family-generic="swiss" style:font-pitch="variable" fo:font-size="75pt" fo:letter-spacing="normal" fo:font-style="normal" style:text-underline-style="none" fo:font-weight="normal" style:font-family-asian="'Open Sans Light'" style:font-size-asian="75pt" style:font-style-asian="normal" style:font-weight-asian="normal" style:font-family-complex="'Open Sans Light'" style:font-size-complex="75pt" style:font-style-complex="normal" style:font-weight-complex="normal"/>
    </style:style>
    <style:style style:name="T4" style:family="text">
      <style:text-properties fo:color="#000000" style:text-line-through-style="none" fo:font-family="Arial" style:font-style-name="Italic" style:font-family-generic="swiss" style:font-pitch="variable" fo:font-size="93.5pt" fo:letter-spacing="normal" fo:font-style="normal" style:text-underline-style="none" fo:font-weight="normal" style:font-family-asian="'Open Sans Light'" style:font-size-asian="93.5pt" style:font-style-asian="normal" style:font-weight-asian="normal" style:font-family-complex="'Open Sans Light'" style:font-size-complex="93.5pt" style:font-style-complex="normal" style:font-weight-complex="normal"/>
    </style:style>
    <style:style style:name="T5" style:family="text">
      <style:text-properties fo:color="#0084d1" style:text-line-through-style="none" fo:font-family="Arial" style:font-style-name="Italic" style:font-family-generic="swiss" style:font-pitch="variable" fo:font-size="93.3000030517578pt" fo:letter-spacing="normal" fo:font-style="normal" style:text-underline-style="none" fo:font-weight="normal" style:font-family-asian="'Open Sans Light'" style:font-size-asian="93.3000030517578pt" style:font-style-asian="normal" style:font-weight-asian="normal" style:font-family-complex="'Open Sans Light'" style:font-size-complex="93.3000030517578pt" style:font-style-complex="normal" style:font-weight-complex="normal"/>
    </style:style>
    <style:style style:name="T6" style:family="text">
      <style:text-properties fo:color="#0084d1" style:text-line-through-style="none" fo:font-family="Arial" style:font-style-name="Italic" style:font-family-generic="swiss" style:font-pitch="variable" fo:font-size="45pt" fo:letter-spacing="normal" fo:font-style="normal" style:text-underline-style="none" fo:font-weight="normal" style:font-family-asian="'Open Sans Regular'" style:font-size-asian="45pt" style:font-style-asian="normal" style:font-weight-asian="normal" style:font-family-complex="'Open Sans Regular'" style:font-size-complex="45pt" style:font-style-complex="normal" style:font-weight-complex="normal"/>
    </style:style>
    <style:style style:name="T7" style:family="text">
      <style:text-properties fo:color="#0084d1" style:text-line-through-style="none" fo:font-family="Arial" style:font-style-name="Italic" style:font-family-generic="swiss" style:font-pitch="variable" fo:font-size="62pt" fo:letter-spacing="normal" fo:font-style="normal" style:text-underline-style="none" fo:font-weight="normal" style:font-family-asian="'Open Sans Regular'" style:font-size-asian="62pt" style:font-style-asian="normal" style:font-weight-asian="normal" style:font-family-complex="'Open Sans Regular'" style:font-size-complex="62pt" style:font-style-complex="normal" style:font-weight-complex="normal"/>
    </style:style>
    <style:style style:name="T8" style:family="text">
      <style:text-properties fo:color="#ffffff" style:text-line-through-style="none" fo:font-family="Arial" style:font-style-name="Italic" style:font-family-generic="swiss" style:font-pitch="variable" fo:font-size="38pt" fo:letter-spacing="normal" fo:font-style="italic" style:text-underline-style="none" fo:font-weight="normal" style:font-family-asian="'Open Sans Regular'" style:font-size-asian="38pt" style:font-style-asian="italic" style:font-weight-asian="normal" style:font-family-complex="'Open Sans Regular'" style:font-size-complex="38pt" style:font-style-complex="italic" style:font-weight-complex="normal"/>
    </style:style>
    <style:style style:name="T9" style:family="text">
      <style:text-properties fo:color="#ffffff" style:text-line-through-style="none" fo:font-family="Arial" style:font-style-name="Italic" style:font-family-generic="swiss" style:font-pitch="variable" fo:font-size="80pt" fo:letter-spacing="normal" fo:font-style="normal" style:text-underline-style="none" fo:font-weight="normal" style:font-family-asian="'Open Sans Regular'" style:font-size-asian="80pt" style:font-style-asian="normal" style:font-weight-asian="normal" style:font-family-complex="'Open Sans Regular'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551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551cm"/>
        <style:text-properties fo:font-family="StarSymbol" style:use-window-font-color="true" fo:font-size="75%"/>
      </text:list-level-style-bullet>
      <text:list-level-style-bullet text:level="2" text:bullet-char="•">
        <style:list-level-properties text:space-before="1.553cm" text:min-label-width="1.551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Image" draw:style-name="gr1" draw:text-style-name="P1" draw:layer="layout" svg:width="68.689cm" svg:height="21.923cm" svg:x="-0.269cm" svg:y="13.394cm">
          <draw:image xlink:href="Pictures/10000201000001C20000012C9CA55A3C.png" xlink:type="simple" xlink:show="embed" xlink:actuate="onLoad">
            <text:p/>
          </draw:image>
        </draw:frame>
        <draw:custom-shape draw:name="Rectangle" draw:style-name="gr2" draw:text-style-name="P2" draw:layer="layout" svg:width="68.312cm" svg:height="21.952cm" svg:x="-0.05cm" svg:y="13.407cm">
          <text:p/>
          <draw:enhanced-geometry svg:viewBox="0 0 21600 21600" draw:type="rectangle" draw:enhanced-path="M 0 0 L 21600 0 21600 21600 0 21600 0 0 Z N"/>
        </draw:custom-shape>
        <draw:custom-shape draw:name="Session Title" draw:style-name="gr3" draw:text-style-name="P4" draw:layer="layout" svg:width="45.56cm" svg:height="7.413cm" svg:x="11.086cm" svg:y="19.569cm">
          <text:p text:style-name="P3"><text:span text:style-name="T1">Session Title</text:span></text:p>
          <draw:enhanced-geometry svg:viewBox="0 0 21600 21600" draw:type="rectangle" draw:enhanced-path="M 0 0 L 21600 0 21600 21600 0 21600 0 0 Z N"/>
        </draw:custom-shape>
        <draw:custom-shape draw:name="Author Name" draw:style-name="gr3" draw:text-style-name="P4" draw:layer="layout" svg:width="41.74cm" svg:height="5.082cm" svg:x="13.073cm" svg:y="26.28cm">
          <text:p text:style-name="P3"><text:span text:style-name="T2">Author N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custom-shape draw:name="Slide Title" draw:style-name="gr5" draw:text-style-name="P5" draw:layer="layout" svg:width="45.56cm" svg:height="4.92cm" svg:x="11.086cm" svg:y="5.398cm">
          <text:p text:style-name="P3"><text:span text:style-name="T3">Diamond Sponsor</text:span></text:p>
          <draw:enhanced-geometry svg:viewBox="0 0 21600 21600" draw:type="rectangle" draw:enhanced-path="M 0 0 L 21600 0 21600 21600 0 21600 0 0 Z N"/>
        </draw:custom-shape>
        <draw:frame draw:name="Image" draw:style-name="gr6" draw:text-style-name="P1" draw:layer="layout" svg:width="18.841cm" svg:height="3.933cm" svg:x="24.445cm" svg:y="12.03cm">
          <draw:image xlink:href="Pictures/10000201000001C70000005F6E8EE80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custom-shape draw:name="Slide Title" draw:style-name="gr7" draw:text-style-name="P5" draw:layer="layout" svg:width="45.56cm" svg:height="4.92cm" svg:x="11.086cm" svg:y="5.398cm">
          <text:p text:style-name="P3"><text:span text:style-name="T3">Platinum Sponsors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8.895cm" svg:height="9.603cm" svg:x="18.987cm" svg:y="11.479cm">
          <draw:image xlink:href="Pictures/10000000000003F300000150C6678E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custom-shape draw:name="Slide Title" draw:style-name="gr9" draw:text-style-name="P5" draw:layer="layout" svg:width="45.56cm" svg:height="4.92cm" svg:x="11.086cm" svg:y="5.397cm">
          <text:p text:style-name="P3"><text:span text:style-name="T3">Gold Sponsors</text:span></text:p>
          <draw:enhanced-geometry svg:viewBox="0 0 21600 21600" draw:type="rectangle" draw:enhanced-path="M 0 0 L 21600 0 21600 21600 0 21600 0 0 Z N"/>
        </draw:custom-shape>
        <draw:frame draw:name="Image" draw:style-name="gr6" draw:text-style-name="P1" draw:layer="layout" svg:width="38.896cm" svg:height="7.596cm" svg:x="14.418cm" svg:y="10.757cm">
          <draw:image xlink:href="Pictures/100002010000044F000000D886AF646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draw:name="Image" draw:style-name="gr10" draw:text-style-name="P1" draw:layer="layout" svg:width="96.85cm" svg:height="64.566cm" svg:x="-7.502cm" svg:y="-17.128cm">
          <draw:image xlink:href="Pictures/10000201000001C20000012CE6E85648.png" xlink:type="simple" xlink:show="embed" xlink:actuate="onLoad">
            <text:p/>
          </draw:image>
        </draw:frame>
        <draw:frame draw:name="Image" draw:style-name="gr6" draw:text-style-name="P1" draw:layer="layout" svg:width="50.799cm" svg:height="9.229cm" svg:x="-0.141cm" svg:y="26.07cm">
          <draw:image xlink:href="Pictures/100002010000058100000100AF2C9616.png" xlink:type="simple" xlink:show="embed" xlink:actuate="onLoad">
            <text:p/>
          </draw:image>
        </draw:frame>
        <draw:frame draw:name="Image" draw:style-name="gr6" draw:text-style-name="P1" draw:layer="layout" svg:width="50.799cm" svg:height="9.229cm" svg:x="50.624cm" svg:y="26.07cm">
          <draw:image xlink:href="Pictures/100002010000058100000100AF2C9616.png" xlink:type="simple" xlink:show="embed" xlink:actuate="onLoad">
            <text:p/>
          </draw:image>
        </draw:frame>
        <draw:custom-shape draw:name="Slide Title" draw:style-name="gr11" draw:text-style-name="P5" draw:layer="layout" svg:width="32.926cm" svg:height="4.92cm" svg:x="17.403cm" svg:y="29.949cm">
          <text:p text:style-name="P3"><text:span text:style-name="T4">Slide Tit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2T1">
        <office:forms form:automatic-focus="false" form:apply-design-mode="false"/>
        <draw:custom-shape draw:name="Slide Title" draw:style-name="gr3" draw:text-style-name="P8" draw:layer="layout" svg:width="45.56cm" svg:height="4.92cm" svg:x="9.322cm" svg:y="5.397cm">
          <text:p text:style-name="P3"><text:span text:style-name="T5">Slide Title</text:span></text:p>
          <draw:enhanced-geometry svg:viewBox="0 0 21600 21600" draw:type="rectangle" draw:enhanced-path="M 0 0 L 21600 0 21600 21600 0 21600 0 0 Z N"/>
        </draw:custom-shape>
        <draw:frame draw:name="Item  level 1…" presentation:style-name="pr4" draw:text-style-name="P10" draw:layer="layout" svg:width="39.766cm" svg:height="12.315cm" svg:x="13.242cm" svg:y="11.395cm" presentation:class="outline" presentation:user-transformed="true">
          <draw:text-box>
            <text:list text:style-name="L2">
              <text:list-item>
                <text:p text:style-name="P9"><text:span text:style-name="T6">Item <text:s/>level 1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Item level 2</text:span></text:p>
                  </text:list-item>
                </text:list>
              </text:list-item>
              <text:list-item>
                <text:p text:style-name="P9"><text:span text:style-name="T6">Item level 1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1">
        <draw:frame draw:name="This is a longer concept to be explained. Integer posuere erat a ante venenatis dapibus posuere velit aliquet. Donec id elit non mi porta gravida at eget metus." presentation:style-name="pr6" draw:text-style-name="P12" draw:layer="layout" svg:width="59.636cm" svg:height="11.78cm" svg:x="4.048cm" svg:y="12.35cm" presentation:class="outline" presentation:user-transformed="true">
          <draw:text-box>
            <text:p text:style-name="P11"><text:span text:style-name="T7">This is a longer concept to be explained. Integer posuere erat a ante venenatis dapibus posuere velit aliquet. Donec id elit non mi porta gravida at eget metus.</text:span></text:p>
          </draw:text-box>
        </draw:frame>
        <draw:custom-shape draw:name="Slide Title" draw:style-name="gr3" draw:text-style-name="P10" draw:layer="layout" svg:width="45.56cm" svg:height="4.92cm" svg:x="9.322cm" svg:y="5.397cm">
          <text:p text:style-name="P3"><text:span text:style-name="T5">Slide Tit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3" presentation:presentation-page-layout-name="AL2T1">
        <draw:custom-shape draw:name="–Authors Name" draw:style-name="gr12" draw:text-style-name="P4" draw:layer="layout" svg:width="54.503cm" svg:height="1.892cm" svg:x="6.632cm" svg:y="22.754cm">
          <text:p text:style-name="P3"><text:span text:style-name="T8">–</text:span><text:span text:style-name="T8">Authors Name</text:span></text:p>
          <draw:enhanced-geometry svg:viewBox="0 0 21600 21600" draw:type="rectangle" draw:enhanced-path="M 0 0 L 21600 0 21600 21600 0 21600 0 0 Z N"/>
        </draw:custom-shape>
        <draw:custom-shape draw:name="“SECTION OR QUOTE”" draw:style-name="gr13" draw:text-style-name="P4" draw:layer="layout" svg:width="54.503cm" svg:height="3.669cm" svg:x="6.632cm" svg:y="17.956cm">
          <text:p text:style-name="P3"><text:span text:style-name="T9">“</text:span><text:span text:style-name="T9">SECTION OR QUOTE”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2T1">
        <draw:custom-shape draw:name="Slide Title" draw:style-name="gr3" draw:text-style-name="P10" draw:layer="layout" svg:width="45.56cm" svg:height="4.92cm" svg:x="-10.292cm" svg:y="2.504cm">
          <text:p text:style-name="P3"><text:span text:style-name="T5">Slide Title</text:span></text:p>
          <draw:enhanced-geometry svg:viewBox="0 0 21600 21600" draw:type="rectangle" draw:enhanced-path="M 0 0 L 21600 0 21600 21600 0 21600 0 0 Z N"/>
        </draw:custom-shape>
        <draw:frame draw:name="Image" draw:style-name="gr14" draw:text-style-name="P1" draw:layer="layout" svg:width="35.987cm" svg:height="34.787cm" svg:x="32.183cm" svg:y="0.51cm">
          <draw:image xlink:href="Pictures/10000000000007F8000005507D2B1BD7.jpg" xlink:type="simple" xlink:show="embed" xlink:actuate="onLoad">
            <text:p/>
          </draw:image>
        </draw:frame>
        <draw:frame draw:name="Item  level 1…" presentation:style-name="pr4" draw:text-style-name="P10" draw:layer="layout" svg:width="39.766cm" svg:height="12.315cm" svg:x="4.564cm" svg:y="11.113cm" presentation:class="outline" presentation:user-transformed="true">
          <draw:text-box>
            <text:list text:style-name="L2">
              <text:list-item>
                <text:p text:style-name="P9"><text:span text:style-name="T6">Item <text:s/>level 1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Item level 2</text:span></text:p>
                  </text:list-item>
                </text:list>
              </text:list-item>
              <text:list-item>
                <text:p text:style-name="P9"><text:span text:style-name="T6">Item level 1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44pt" fo:letter-spacing="normal" fo:font-style="normal" fo:text-shadow="none" style:text-underline-style="none" fo:font-weight="normal" style:letter-kerning="true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44pt" fo:letter-spacing="normal" fo:font-style="normal" fo:text-shadow="none" style:text-underline-style="none" fo:font-weight="normal" style:letter-kerning="true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44pt" fo:letter-spacing="normal" fo:font-style="normal" fo:text-shadow="none" style:text-underline-style="none" fo:font-weight="normal" style:letter-kerning="true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color="#000000" style:text-outline="false" style:text-line-through-style="none" fo:font-family="'Helvetica Neue'" fo:font-size="44pt" fo:letter-spacing="normal" fo:font-style="normal" fo:text-shadow="none" style:text-underline-style="none" fo:font-weight="normal" style:letter-kerning="true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color="#000000" style:text-line-through-style="none" fo:font-family="'Helvetica Neue'" fo:font-size="44pt" fo:letter-spacing="normal" fo:font-style="normal" style:text-underline-style="none" fo:font-weight="normal" style:font-family-asian="'Helvetica Neue'" style:font-size-asian="44pt" style:font-style-asian="normal" style:font-weight-asian="normal" style:font-family-complex="'Helvetica Neue'" style:font-size-complex="44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color="#000000" style:text-outline="false" style:text-line-through-style="none" fo:font-family="'Helvetica Neue'" fo:font-size="32pt" fo:letter-spacing="normal" fo:font-style="normal" fo:text-shadow="none" style:text-underline-style="none" fo:font-weight="normal" style:letter-kerning="true" style:font-family-asian="'Helvetica Neue'" style:font-size-asian="32pt" style:font-style-asian="normal" style:font-weight-asian="normal" style:font-family-complex="'Helvetica Neue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stroke-linejoin="miter" draw:fill="solid" draw:fill-color="#0076ba" draw:textarea-vertical-align="middle" draw:auto-grow-height="false" fo:min-height="0cm" fo:min-width="0cm" fo:padding-top="0.198cm" fo:padding-bottom="0.198cm" fo:padding-left="0.198cm" fo:padding-right="0.198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top" draw:auto-grow-height="false" draw:fit-to-size="false" fo:min-height="0cm" fo:min-width="0cm" fo:padding-top="0.198cm" fo:padding-bottom="0.198cm" fo:padding-left="0.198cm" fo:padding-right="0.198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fo:min-height="0cm" fo:min-width="0cm" fo:padding-top="0.198cm" fo:padding-bottom="0.198cm" fo:padding-left="0.198cm" fo:padding-right="0.198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3275b4" draw:textarea-vertical-align="middle" draw:auto-grow-height="false" fo:min-height="0cm" fo:min-width="0cm" fo:padding-top="0.198cm" fo:padding-bottom="0.198cm" fo:padding-left="0.198cm" fo:padding-right="0.198cm" fo:wrap-option="wrap"/>
    </style:style>
    <style:style style:name="Mpr1" style:family="presentation" style:parent-style-name="Default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2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svg:stroke-width="0.035cm" draw:stroke-linejoin="miter" draw:fill="none" draw:fill-color="#ffffff" draw:textarea-vertical-align="top" draw:auto-grow-height="false" fo:min-height="25.146cm" fo:padding-top="0.125cm" fo:padding-bottom="0.125cm" fo:padding-left="0.25cm" fo:padding-right="0.25cm" fo:wrap-option="wrap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8pt" style:font-size-asian="14pt" style:font-size-complex="14pt" fo:hyphenate="false"/>
    </style:style>
    <style:style style:name="M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Open Sans Light'" fo:font-size="28pt" fo:letter-spacing="normal" fo:font-style="normal" style:text-underline-style="none" fo:font-weight="normal" style:font-family-asian="'Open Sans Light'" style:font-size-asian="28pt" style:font-style-asian="normal" style:font-weight-asian="normal" style:font-family-complex="'Open Sans Light'" style:font-size-complex="28pt" style:font-style-complex="normal" style:font-weight-complex="normal"/>
    </style:style>
    <style:style style:name="MT3" style:family="text">
      <style:text-properties fo:color="#000000" style:text-line-through-style="none" fo:font-family="'Open Sans Bold'" fo:font-size="28pt" fo:letter-spacing="normal" fo:font-style="normal" style:text-underline-style="none" fo:font-weight="normal" style:font-family-asian="'Open Sans Bold'" style:font-size-asian="28pt" style:font-style-asian="normal" style:font-weight-asian="normal" style:font-family-complex="'Open Sans Bold'" style:font-size-complex="28pt" style:font-style-complex="normal" style:font-weight-complex="normal"/>
    </style:style>
    <style:style style:name="MT4" style:family="text">
      <style:text-properties fo:color="#000000" style:text-line-through-style="none" fo:font-family="'Helvetica Neue Thin'" fo:font-size="22pt" fo:letter-spacing="normal" fo:font-style="normal" style:text-underline-style="none" fo:font-weight="normal" style:font-family-asian="'Helvetica Neue Thin'" style:font-size-asian="22pt" style:font-style-asian="normal" style:font-weight-asian="normal" style:font-family-complex="'Helvetica Neue Thin'" style:font-size-complex="22pt" style:font-style-complex="normal" style:font-weight-complex="normal"/>
    </style:style>
    <style:style style:name="MT5" style:family="text">
      <style:text-properties fo:color="#000000" style:text-line-through-style="none" fo:font-family="'Helvetica Neue Medium'" fo:font-size="22pt" fo:letter-spacing="normal" fo:font-style="normal" style:text-underline-style="none" fo:font-weight="normal" style:font-family-asian="'Helvetica Neue Medium'" style:font-size-asian="22pt" style:font-style-asian="normal" style:font-weight-asian="normal" style:font-family-complex="'Helvetica Neue Medium'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Image" draw:style-name="Mgr3" draw:text-style-name="MP3" draw:layer="backgroundobjects" svg:width="57.973cm" svg:height="34.144cm" svg:x="4.88cm" svg:y="2.331cm">
        <draw:image xlink:href="Pictures/100002010000066C000003C8A79277E2.png" xlink:type="simple" xlink:show="embed" xlink:actuate="onLoad">
          <text:p/>
        </draw:image>
      </draw:frame>
      <draw:custom-shape draw:name="Rectangle" draw:style-name="Mgr4" draw:text-style-name="MP4" draw:layer="backgroundobjects" svg:width="8.352cm" svg:height="7.617cm" svg:x="29.669cm" svg:y="0.707cm">
        <text:p/>
        <draw:enhanced-geometry svg:viewBox="0 0 21600 21600" draw:type="rectangle" draw:enhanced-path="M 0 0 L 21600 0 21600 21600 0 21600 0 0 Z N"/>
      </draw:custom-shape>
      <draw:frame draw:name="Image" draw:style-name="Mgr3" draw:text-style-name="MP3" draw:layer="backgroundobjects" svg:width="5.623cm" svg:height="5.623cm" svg:x="31.055cm" svg:y="1.704cm">
        <draw:image xlink:href="Pictures/10000201000000A0000000A03DE776EB.png" xlink:type="simple" xlink:show="embed" xlink:actuate="onLoad">
          <text:p/>
        </draw:image>
      </draw:frame>
      <draw:frame draw:name="Image" draw:style-name="Mgr3" draw:text-style-name="MP3" draw:layer="backgroundobjects" svg:width="73.365cm" svg:height="11.891cm" svg:x="-2.816cm" svg:y="-0.316cm">
        <draw:image xlink:href="Pictures/100002010000079C0000013CB2CE594E.png" xlink:type="simple" xlink:show="embed" xlink:actuate="onLoad">
          <text:p/>
        </draw:image>
      </draw:frame>
      <draw:frame draw:name="Image" draw:style-name="Mgr3" draw:text-style-name="MP3" draw:layer="backgroundobjects" svg:width="68.312cm" svg:height="8.544cm" svg:x="-0.29cm" svg:y="35.274cm">
        <draw:image xlink:href="Pictures/10000201000005DC000000BC931B815B.png" xlink:type="simple" xlink:show="embed" xlink:actuate="onLoad">
          <text:p/>
        </draw:image>
      </draw:frame>
      <draw:custom-shape draw:name="LISBON 2018" draw:style-name="Mgr5" draw:text-style-name="MP4" draw:layer="backgroundobjects" svg:width="17.662cm" svg:height="1.907cm" svg:x="25.035cm" svg:y="11.622cm">
        <text:p text:style-name="MP5"><text:span text:style-name="MT2">LISBON 2018</text:span></text:p>
        <draw:enhanced-geometry svg:viewBox="0 0 21600 21600" draw:type="rectangle" draw:enhanced-path="M 0 0 L 21600 0 21600 21600 0 21600 0 0 Z N"/>
      </draw:custom-shape>
      <draw:custom-shape draw:name="DRUPAL DEVELOPER DAYS" draw:style-name="Mgr5" draw:text-style-name="MP4" draw:layer="backgroundobjects" svg:width="40.877cm" svg:height="4.414cm" svg:x="13.428cm" svg:y="10.368cm">
        <text:p text:style-name="MP5"><text:span text:style-name="MT3">DRUPAL DEVELOPER DAYS</text:span></text:p>
        <draw:enhanced-geometry svg:viewBox="0 0 21600 21600" draw:type="rectangle" draw:enhanced-path="M 0 0 L 21600 0 21600 21600 0 21600 0 0 Z N"/>
      </draw:custom-shape>
      <draw:custom-shape draw:name="Rectangle" draw:style-name="Mgr6" draw:text-style-name="MP4" draw:layer="backgroundobjects" svg:width="9.678cm" svg:height="8.105cm" svg:x="29.104cm" svg:y="1.658cm">
        <text:p/>
        <draw:enhanced-geometry svg:viewBox="0 0 21600 21600" draw:type="rectangle" draw:enhanced-path="M 0 0 L 21600 0 21600 21600 0 21600 0 0 Z N"/>
      </draw:custom-shape>
      <draw:frame draw:name="Image" draw:style-name="Mgr3" draw:text-style-name="MP3" draw:layer="backgroundobjects" svg:width="7.413cm" svg:height="7.413cm" svg:x="30.09cm" svg:y="2.452cm">
        <draw:image xlink:href="Pictures/10000201000000B0000000B0A0A218FB.png" xlink:type="simple" xlink:show="embed" xlink:actuate="onLoad">
          <text:p/>
        </draw:image>
      </draw:frame>
      <draw:frame draw:name="Slide Number" presentation:style-name="Mpr1" draw:text-style-name="MP7" draw:layer="backgroundobjects" svg:width="1.294cm" svg:height="1.326cm" svg:x="33.206cm" svg:y="36.314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draw:frame presentation:style-name="Default-title" draw:layer="backgroundobjects" svg:width="60.958cm" svg:height="6.361cm" svg:x="3.386cm" svg:y="1.52cm" presentation:class="title" presentation:placeholder="true">
        <draw:text-box/>
      </draw:frame>
      <draw:frame presentation:style-name="Default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Image" draw:style-name="Mgr3" draw:text-style-name="MP3" draw:layer="backgroundobjects" svg:width="57.973cm" svg:height="34.144cm" svg:x="4.88cm" svg:y="2.331cm">
        <draw:image xlink:href="Pictures/100002010000066C000003C8A79277E2.png" xlink:type="simple" xlink:show="embed" xlink:actuate="onLoad">
          <text:p/>
        </draw:image>
      </draw:frame>
      <draw:frame draw:name="Image" draw:style-name="Mgr3" draw:text-style-name="MP3" draw:layer="backgroundobjects" svg:width="50.799cm" svg:height="9.229cm" svg:x="-0.141cm" svg:y="26.141cm">
        <draw:image xlink:href="Pictures/100002010000058100000100AF2C9616.png" xlink:type="simple" xlink:show="embed" xlink:actuate="onLoad">
          <text:p/>
        </draw:image>
      </draw:frame>
      <draw:frame draw:name="Image" draw:style-name="Mgr3" draw:text-style-name="MP3" draw:layer="backgroundobjects" svg:width="68.312cm" svg:height="8.544cm" svg:x="-0.29cm" svg:y="35.274cm">
        <draw:image xlink:href="Pictures/10000201000005DC000000BC931B815B.png" xlink:type="simple" xlink:show="embed" xlink:actuate="onLoad">
          <text:p/>
        </draw:image>
      </draw:frame>
      <draw:frame draw:name="Image" draw:style-name="Mgr3" draw:text-style-name="MP3" draw:layer="backgroundobjects" svg:width="50.799cm" svg:height="9.229cm" svg:x="50.659cm" svg:y="26.035cm">
        <draw:image xlink:href="Pictures/100002010000058100000100AF2C9616.png" xlink:type="simple" xlink:show="embed" xlink:actuate="onLoad">
          <text:p/>
        </draw:image>
      </draw:frame>
      <draw:frame draw:name="Slide Number" presentation:style-name="Mpr4" draw:text-style-name="MP7" draw:layer="backgroundobjects" svg:width="1.294cm" svg:height="1.326cm" svg:x="33.206cm" svg:y="36.314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draw:frame presentation:style-name="Default_20_1-title" draw:layer="backgroundobjects" svg:width="60.958cm" svg:height="6.361cm" svg:x="6.35cm" svg:y="10.657cm" presentation:class="title" presentation:placeholder="true">
        <draw:text-box/>
      </draw:frame>
      <draw:frame presentation:style-name="Default_20_1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Image" draw:style-name="Mgr3" draw:text-style-name="MP3" draw:layer="backgroundobjects" svg:width="68.312cm" svg:height="8.544cm" svg:x="-0.29cm" svg:y="35.274cm">
        <draw:image xlink:href="Pictures/10000201000005DC000000BC931B815B.png" xlink:type="simple" xlink:show="embed" xlink:actuate="onLoad">
          <text:p/>
        </draw:image>
      </draw:frame>
      <draw:frame draw:name="Slide Number" presentation:style-name="Mpr7" draw:text-style-name="MP7" draw:layer="backgroundobjects" svg:width="1.294cm" svg:height="1.326cm" svg:x="33.206cm" svg:y="36.314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draw:frame presentation:style-name="Default_20_2-title" draw:layer="backgroundobjects" svg:width="60.958cm" svg:height="6.361cm" svg:x="3.386cm" svg:y="1.52cm" presentation:class="title" presentation:placeholder="true">
        <draw:text-box/>
      </draw:frame>
      <draw:frame presentation:style-name="Default_20_2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custom-shape draw:name="Rectangle" draw:style-name="Mgr7" draw:text-style-name="MP4" draw:layer="backgroundobjects" svg:width="69.049cm" svg:height="39.081cm" svg:x="-0.695cm" svg:y="-0.741cm">
        <text:p/>
        <draw:enhanced-geometry svg:viewBox="0 0 21600 21600" draw:type="rectangle" draw:enhanced-path="M 0 0 L 21600 0 21600 21600 0 21600 0 0 Z N"/>
      </draw:custom-shape>
      <draw:frame draw:name="Image" draw:style-name="Mgr3" draw:text-style-name="MP3" draw:layer="backgroundobjects" svg:width="57.973cm" svg:height="34.144cm" svg:x="4.88cm" svg:y="2.331cm">
        <draw:image xlink:href="Pictures/100002010000066C000003C8A79277E2.png" xlink:type="simple" xlink:show="embed" xlink:actuate="onLoad">
          <text:p/>
        </draw:image>
      </draw:frame>
      <draw:custom-shape draw:name="Rectangle" draw:style-name="Mgr4" draw:text-style-name="MP4" draw:layer="backgroundobjects" svg:width="8.352cm" svg:height="7.617cm" svg:x="29.669cm" svg:y="0.707cm">
        <text:p/>
        <draw:enhanced-geometry svg:viewBox="0 0 21600 21600" draw:type="rectangle" draw:enhanced-path="M 0 0 L 21600 0 21600 21600 0 21600 0 0 Z N"/>
      </draw:custom-shape>
      <draw:frame draw:name="Image" draw:style-name="Mgr3" draw:text-style-name="MP3" draw:layer="backgroundobjects" svg:width="5.623cm" svg:height="5.623cm" svg:x="31.055cm" svg:y="1.704cm">
        <draw:image xlink:href="Pictures/10000201000000A0000000A03DE776EB.png" xlink:type="simple" xlink:show="embed" xlink:actuate="onLoad">
          <text:p/>
        </draw:image>
      </draw:frame>
      <draw:frame draw:name="Slide Number" presentation:style-name="Mpr10" draw:text-style-name="MP7" draw:layer="backgroundobjects" svg:width="1.294cm" svg:height="1.326cm" svg:x="33.206cm" svg:y="36.314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draw:frame presentation:style-name="Default_20_3-title" draw:layer="backgroundobjects" svg:width="60.958cm" svg:height="6.361cm" svg:x="6.35cm" svg:y="1.767cm" presentation:class="title" presentation:placeholder="true">
        <draw:text-box/>
      </draw:frame>
      <draw:frame presentation:style-name="Default_20_3-outline1" draw:layer="backgroundobjects" svg:width="60.958cm" svg:height="25.145cm" svg:x="3.386cm" svg:y="8.915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8-06-27T16:00:41</dc:date>
    <meta:generator>OpenOffice/4.1.5$Unix OpenOffice.org_project/415m1$Build-9789</meta:generator>
    <meta:editing-duration>PT2H19M5S</meta:editing-duration>
    <meta:editing-cycles>22</meta:editing-cycles>
    <meta:document-statistic meta:object-count="105"/>
  </office:meta>
</office:document-meta>
</file>